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ff8000"/>
    </style:style>
    <style:style style:name="P2" style:family="paragraph" style:parent-style-name="Standard">
      <style:text-properties fo:color="#000000"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vr-objdump -m avr:51 -d Origin_firmware.hex</text:p>
      <text:p text:style-name="Standard"/>
      <text:p text:style-name="Standard">Секции</text:p>
      <text:p text:style-name="P3">avr-objdump -h Origin_firmware.hex</text:p>
      <text:p text:style-name="Standard"/>
      <text:p text:style-name="P1">Sections:</text:p>
      <text:p text:style-name="P1">Idx Name <text:s text:c="9"/>Size <text:s text:c="5"/>VMA <text:s text:c="6"/>LMA <text:s text:c="6"/>File off <text:s/>Algn</text:p>
      <text:p text:style-name="P1"><text:s text:c="2"/>0 .sec1 <text:s text:c="8"/>00010000 <text:s/>00000000 <text:s/>00000000 <text:s/>00000000 <text:s/>2**0</text:p>
      <text:p text:style-name="P1"><text:s text:c="18"/>CONTENTS, ALLOC, LOAD</text:p>
      <text:p text:style-name="P1"><text:s text:c="2"/>1 .sec2 <text:s text:c="8"/>000015c8 <text:s/>00010000 <text:s/>00010000 <text:s/>00026010 <text:s/>2**0</text:p>
      <text:p text:style-name="P1"><text:s text:c="18"/>CONTENTS, ALLOC, LOAD</text:p>
      <text:p text:style-name="P1"/>
      <text:p text:style-name="P2">avr-objdump -m avr:51 -D Origin_firmware.hex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26T17:42:16.435666786</meta:creation-date>
    <dc:date>2023-12-26T18:02:15.911528258</dc:date>
    <meta:editing-duration>PT19M5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43" meta:character-count="401" meta:non-whitespace-character-count="277"/>
  </office:meta>
</office:document-meta>
</file>